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4.0114in" svg:x="10.0504in" svg:y="2.5315in">
            <draw:object draw:notify-on-update-of-ranges="Sheet1.L13:Sheet1.Q13 Sheet1.L14:Sheet1.Q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3"/>
          <table:table-cell office:value-type="string">
            <text:p>scoobi</text:p>
          </table:table-cell>
          <table:table-cell office:value-type="string">
            <text:p>opt</text:p>
          </table:table-cell>
          <table:table-cell office:value-type="string">
            <text:p>spark</text:p>
          </table:table-cell>
          <table:table-cell office:value-type="string">
            <text:p>opt</text:p>
          </table:table-cell>
          <table:table-cell office:value-type="string">
            <text:p>Spark 2</text:p>
          </table:table-cell>
          <table:table-cell office:value-type="string">
            <text:p>Spark 2 op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wordcountapp</text:p>
          </table:table-cell>
          <table:table-cell office:value-type="float" office:value="40.271">
            <text:p>40.271</text:p>
          </table:table-cell>
          <table:table-cell office:value-type="float" office:value="35.104">
            <text:p>35.104</text:p>
          </table:table-cell>
          <table:table-cell office:value-type="float" office:value="25.274">
            <text:p>25.274</text:p>
          </table:table-cell>
          <table:table-cell office:value-type="float" office:value="18.605">
            <text:p>18.605</text:p>
          </table:table-cell>
          <table:table-cell office:value-type="float" office:value="17.004">
            <text:p>17.004</text:p>
          </table:table-cell>
          <table:table-cell office:value-type="float" office:value="14.048">
            <text:p>14.048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17.178">
            <text:p>17.178</text:p>
          </table:table-cell>
          <table:table-cell office:value-type="float" office:value="13.317">
            <text:p>13.317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15.926">
            <text:p>15.926</text:p>
          </table:table-cell>
          <table:table-cell office:value-type="float" office:value="15.114">
            <text:p>15.114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>
            <text:p>laptop</text:p>
          </table:table-cell>
          <table:table-cell/>
          <table:table-cell office:value-type="float" office:value="40.083">
            <text:p>40.083</text:p>
          </table:table-cell>
          <table:table-cell office:value-type="float" office:value="35.482">
            <text:p>35.482</text:p>
          </table:table-cell>
          <table:table-cell office:value-type="float" office:value="24.438">
            <text:p>24.438</text:p>
          </table:table-cell>
          <table:table-cell office:value-type="float" office:value="18.874">
            <text:p>18.874</text:p>
          </table:table-cell>
          <table:table-cell office:value-type="float" office:value="15.246">
            <text:p>15.246</text:p>
          </table:table-cell>
          <table:table-cell office:value-type="float" office:value="12.049">
            <text:p>12.04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1gb max ram</text:p>
          </table:table-cell>
          <table:table-cell/>
          <table:table-cell office:value-type="float" office:value="40.344">
            <text:p>40.344</text:p>
          </table:table-cell>
          <table:table-cell office:value-type="float" office:value="35.053">
            <text:p>35.053</text:p>
          </table:table-cell>
          <table:table-cell office:value-type="float" office:value="24.144">
            <text:p>24.144</text:p>
          </table:table-cell>
          <table:table-cell office:value-type="float" office:value="20.575">
            <text:p>20.575</text:p>
          </table:table-cell>
          <table:table-cell office:value-type="float" office:value="14.178">
            <text:p>14.178</text:p>
          </table:table-cell>
          <table:table-cell office:value-type="float" office:value="11.085">
            <text:p>11.085</text:p>
          </table:table-cell>
          <table:table-cell table:number-columns-repeated="2"/>
          <table:table-cell office:value-type="string">
            <text:p>Scoobi</text:p>
          </table:table-cell>
          <table:table-cell table:style-name="ce3" office:value-type="string">
            <text:p>12.5%</text:p>
          </table:table-cell>
          <table:table-cell office:value-type="string">
            <text:p>Spark</text:p>
          </table:table-cell>
          <table:table-cell table:style-name="ce3" office:value-type="string">
            <text:p>21.8%</text:p>
          </table:table-cell>
          <table:table-cell office:value-type="string">
            <text:p>Spark 2</text:p>
          </table:table-cell>
          <table:table-cell table:style-name="ce3" office:value-type="string">
            <text:p>21.8%</text:p>
          </table:table-cell>
        </table:table-row>
        <table:table-row table:style-name="ro1">
          <table:table-cell/>
          <table:table-cell office:value-type="string">
            <text:p>currenttmp-5m as input</text:p>
          </table:table-cell>
          <table:table-cell/>
          <table:table-cell office:value-type="float" office:value="45.354">
            <text:p>45.354</text:p>
          </table:table-cell>
          <table:table-cell office:value-type="float" office:value="37.599">
            <text:p>37.599</text:p>
          </table:table-cell>
          <table:table-cell office:value-type="float" office:value="24.491">
            <text:p>24.491</text:p>
          </table:table-cell>
          <table:table-cell office:value-type="float" office:value="19.876">
            <text:p>19.876</text:p>
          </table:table-cell>
          <table:table-cell office:value-type="float" office:value="15.235">
            <text:p>15.235</text:p>
          </table:table-cell>
          <table:table-cell office:value-type="float" office:value="12.688">
            <text:p>12.688</text:p>
          </table:table-cell>
          <table:table-cell table:number-columns-repeated="2"/>
          <table:table-cell office:value-type="float" office:value="40.083">
            <text:p>40.083</text:p>
          </table:table-cell>
          <table:table-cell office:value-type="float" office:value="35.053">
            <text:p>35.053</text:p>
          </table:table-cell>
          <table:table-cell office:value-type="float" office:value="24.144">
            <text:p>24.144</text:p>
          </table:table-cell>
          <table:table-cell office:value-type="float" office:value="18.874">
            <text:p>18.874</text:p>
          </table:table-cell>
          <table:table-cell office:value-type="float" office:value="14.178">
            <text:p>14.178</text:p>
          </table:table-cell>
          <table:table-cell office:value-type="float" office:value="11.085">
            <text:p>11.085</text:p>
          </table:table-cell>
        </table:table-row>
        <table:table-row table:style-name="ro1">
          <table:table-cell/>
          <table:table-cell office:value-type="string">
            <text:p>(~0.5 gb)</text:p>
          </table:table-cell>
          <table:table-cell/>
          <table:table-cell table:formula="of:=MIN([.D12:.D14])" office:value-type="float" office:value="40.083">
            <text:p>40.083</text:p>
          </table:table-cell>
          <table:table-cell table:formula="of:=MIN([.E12:.E14])" office:value-type="float" office:value="35.053">
            <text:p>35.053</text:p>
          </table:table-cell>
          <table:table-cell table:formula="of:=MIN([.F12:.F14])" office:value-type="float" office:value="24.144">
            <text:p>24.144</text:p>
          </table:table-cell>
          <table:table-cell table:formula="of:=MIN([.G12:.G14])" office:value-type="float" office:value="18.874">
            <text:p>18.874</text:p>
          </table:table-cell>
          <table:table-cell table:formula="of:=MIN([.H12:.H14])" office:value-type="float" office:value="14.178">
            <text:p>14.178</text:p>
          </table:table-cell>
          <table:table-cell table:formula="of:=MIN([.I12:.I14])" office:value-type="float" office:value="11.085">
            <text:p>11.08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inimum of 3 run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input in filesystem cache</text:p>
          </table:table-cell>
          <table:table-cell table:number-columns-repeated="2"/>
          <table:table-cell table:formula="of:=1-[.E15]/[.D15]" office:value-type="float" office:value="0.125489609061198">
            <text:p>0.1254896091</text:p>
          </table:table-cell>
          <table:table-cell/>
          <table:table-cell table:formula="of:=1-[.G15]/[.F15]" office:value-type="float" office:value="0.218273691186216">
            <text:p>0.2182736912</text:p>
          </table:table-cell>
          <table:table-cell/>
          <table:table-cell table:formula="of:=1-[.I15]/[.H15]" office:value-type="float" office:value="0.218154887854422">
            <text:p>0.218154887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otal time</text:p>
          </table:table-cell>
          <table:table-cell office:value-type="string">
            <text:p>opt</text:p>
          </table:table-cell>
          <table:table-cell office:value-type="string">
            <text:p>cpu time</text:p>
          </table:table-cell>
          <table:table-cell office:value-type="string">
            <text:p>opt</text:p>
          </table:table-cell>
          <table:table-cell office:value-type="string">
            <text:p>bytes read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luster</text:p>
          </table:table-cell>
          <table:table-cell office:value-type="string">
            <text:p>3 files</text:p>
          </table:table-cell>
          <table:table-cell office:value-type="float" office:value="152">
            <text:p>152</text:p>
          </table:table-cell>
          <table:table-cell office:value-type="float" office:value="139">
            <text:p>139</text:p>
          </table:table-cell>
          <table:table-cell table:style-name="ce2" office:value-type="float" office:value="593790">
            <text:p>593790</text:p>
          </table:table-cell>
          <table:table-cell table:style-name="ce2" office:value-type="float" office:value="514480">
            <text:p>514480</text:p>
          </table:table-cell>
          <table:table-cell table:style-name="ce2" office:value-type="float" office:value="4118475101">
            <text:p>4118475101</text:p>
          </table:table-cell>
          <table:table-cell table:style-name="ce2" office:value-type="float" office:value="4118219971">
            <text:p>41182199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2 files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table:style-name="ce2" office:value-type="float" office:value="374810">
            <text:p>374810</text:p>
          </table:table-cell>
          <table:table-cell table:style-name="ce2" office:value-type="float" office:value="322420">
            <text:p>322420</text:p>
          </table:table-cell>
          <table:table-cell table:style-name="ce2" office:value-type="float" office:value="2591633911">
            <text:p>2591633911</text:p>
          </table:table-cell>
          <table:table-cell table:style-name="ce2" office:value-type="float" office:value="2591740966">
            <text:p>259174096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1 file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table:style-name="ce2" office:value-type="float" office:value="169880">
            <text:p>169880</text:p>
          </table:table-cell>
          <table:table-cell table:style-name="ce2" office:value-type="float" office:value="146400">
            <text:p>146400</text:p>
          </table:table-cell>
          <table:table-cell table:style-name="ce2" office:value-type="float" office:value="1205685029">
            <text:p>1205685029</text:p>
          </table:table-cell>
          <table:table-cell table:style-name="ce2" office:value-type="float" office:value="1205722109">
            <text:p>1205722109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E19]/[.D19]" office:value-type="float" office:value="0.914473684210526">
            <text:p>0.9144736842</text:p>
          </table:table-cell>
          <table:table-cell/>
          <table:table-cell table:formula="of:=[.G19]/[.F19]" office:value-type="float" office:value="0.86643426127082">
            <text:p>0.8664342613</text:p>
          </table:table-cell>
          <table:table-cell/>
          <table:table-cell table:formula="of:=[.I19]/[.H19]" office:value-type="float" office:value="0.999938052314572">
            <text:p>0.9999380523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E20]/[.D20]" office:value-type="float" office:value="0.91578947368421">
            <text:p>0.9157894737</text:p>
          </table:table-cell>
          <table:table-cell/>
          <table:table-cell table:formula="of:=[.G20]/[.F20]" office:value-type="float" office:value="0.860222512739788">
            <text:p>0.8602225127</text:p>
          </table:table-cell>
          <table:table-cell/>
          <table:table-cell table:formula="of:=[.I20]/[.H20]" office:value-type="float" office:value="1.00004130791758">
            <text:p>1.0000413079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E21]/[.D21]" office:value-type="float" office:value="0.901960784313726">
            <text:p>0.9019607843</text:p>
          </table:table-cell>
          <table:table-cell/>
          <table:table-cell table:formula="of:=[.G21]/[.F21]" office:value-type="float" office:value="0.861784789263009">
            <text:p>0.8617847893</text:p>
          </table:table-cell>
          <table:table-cell/>
          <table:table-cell table:formula="of:=[.I21]/[.H21]" office:value-type="float" office:value="1.00003075430076">
            <text:p>1.0000307543</text:p>
          </table:table-cell>
          <table:table-cell table:number-columns-repeated="8"/>
        </table:table-row>
        <table:table-row table:style-name="ro1" table:number-rows-repeated="5">
          <table:table-cell table:number-columns-repeated="17"/>
        </table:table-row>
        <table:table-row table:style-name="ro1">
          <table:table-cell/>
          <table:table-cell office:value-type="string">
            <text:p>tpch q1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1gb ram</text:p>
          </table:table-cell>
          <table:table-cell office:value-type="float" office:value="0">
            <text:p>0</text:p>
          </table:table-cell>
          <table:table-cell office:value-type="float" office:value="72.78">
            <text:p>72.78</text:p>
          </table:table-cell>
          <table:table-cell office:value-type="float" office:value="126.774">
            <text:p>126.774</text:p>
          </table:table-cell>
          <table:table-cell office:value-type="float" office:value="39.891">
            <text:p>39.891</text:p>
          </table:table-cell>
          <table:table-cell office:value-type="float" office:value="142.699">
            <text:p>142.699</text:p>
          </table:table-cell>
          <table:table-cell office:value-type="float" office:value="22.318">
            <text:p>22.31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700mb lineitems</text:p>
          </table:table-cell>
          <table:table-cell table:number-columns-repeated="3"/>
          <table:table-cell office:value-type="float" office:value="98.337">
            <text:p>98.337</text:p>
          </table:table-cell>
          <table:table-cell office:value-type="float" office:value="32.101">
            <text:p>32.1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puts:</text:p>
          </table:table-cell>
          <table:table-cell table:number-columns-repeated="3"/>
          <table:table-cell office:value-type="float" office:value="88.168">
            <text:p>88.168</text:p>
          </table:table-cell>
          <table:table-cell office:value-type="float" office:value="29.258">
            <text:p>29.258</text:p>
          </table:table-cell>
          <table:table-cell office:value-type="float" office:value="96.936">
            <text:p>96.936</text:p>
          </table:table-cell>
          <table:table-cell office:value-type="float" office:value="23.104">
            <text:p>23.104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date" office:date-value="1995-01-01">
            <text:p>01/01/95</text:p>
          </table:table-cell>
          <table:table-cell table:number-columns-repeated="2"/>
          <table:table-cell office:value-type="float" office:value="70.386">
            <text:p>70.386</text:p>
          </table:table-cell>
          <table:table-cell office:value-type="float" office:value="94.473">
            <text:p>94.473</text:p>
          </table:table-cell>
          <table:table-cell office:value-type="float" office:value="31.805">
            <text:p>31.805</text:p>
          </table:table-cell>
          <table:table-cell office:value-type="float" office:value="81.048">
            <text:p>81.048</text:p>
          </table:table-cell>
          <table:table-cell office:value-type="float" office:value="22.45">
            <text:p>22.4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HIP / TRUCK</text:p>
          </table:table-cell>
          <table:table-cell table:number-columns-repeated="2"/>
          <table:table-cell office:value-type="float" office:value="66.667">
            <text:p>66.667</text:p>
          </table:table-cell>
          <table:table-cell office:value-type="float" office:value="96.398">
            <text:p>96.398</text:p>
          </table:table-cell>
          <table:table-cell office:value-type="float" office:value="31.482">
            <text:p>31.482</text:p>
          </table:table-cell>
          <table:table-cell office:value-type="float" office:value="90.398">
            <text:p>90.398</text:p>
          </table:table-cell>
          <table:table-cell office:value-type="float" office:value="22.335">
            <text:p>22.335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4gb ram</text:p>
          </table:table-cell>
          <table:table-cell/>
          <table:table-cell office:value-type="float" office:value="67.234">
            <text:p>67.234</text:p>
          </table:table-cell>
          <table:table-cell office:value-type="float" office:value="38.33">
            <text:p>38.33</text:p>
          </table:table-cell>
          <table:table-cell office:value-type="float" office:value="31.084">
            <text:p>31.084</text:p>
          </table:table-cell>
          <table:table-cell office:value-type="float" office:value="26.068">
            <text:p>26.068</text:p>
          </table:table-cell>
          <table:table-cell office:value-type="float" office:value="21.135">
            <text:p>21.13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6.948">
            <text:p>66.948</text:p>
          </table:table-cell>
          <table:table-cell office:value-type="float" office:value="37.645">
            <text:p>37.645</text:p>
          </table:table-cell>
          <table:table-cell office:value-type="float" office:value="30.713">
            <text:p>30.713</text:p>
          </table:table-cell>
          <table:table-cell office:value-type="float" office:value="26.122">
            <text:p>26.122</text:p>
          </table:table-cell>
          <table:table-cell office:value-type="float" office:value="22.316">
            <text:p>22.31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7.48">
            <text:p>67.48</text:p>
          </table:table-cell>
          <table:table-cell office:value-type="float" office:value="36.568">
            <text:p>36.568</text:p>
          </table:table-cell>
          <table:table-cell office:value-type="float" office:value="28.827">
            <text:p>28.827</text:p>
          </table:table-cell>
          <table:table-cell office:value-type="float" office:value="26.205">
            <text:p>26.205</text:p>
          </table:table-cell>
          <table:table-cell office:value-type="float" office:value="21.515">
            <text:p>21.51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7.526">
            <text:p>37.526</text:p>
          </table:table-cell>
          <table:table-cell office:value-type="float" office:value="31.26">
            <text:p>31.26</text:p>
          </table:table-cell>
          <table:table-cell office:value-type="float" office:value="25.958">
            <text:p>25.958</text:p>
          </table:table-cell>
          <table:table-cell office:value-type="float" office:value="20.405">
            <text:p>20.4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io.sort.mb 2000</text:p>
          </table:table-cell>
          <table:table-cell/>
          <table:table-cell office:value-type="float" office:value="101.563">
            <text:p>101.56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00">
            <text:p>500</text:p>
          </table:table-cell>
          <table:table-cell/>
          <table:table-cell office:value-type="float" office:value="74.983">
            <text:p>74.983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68.098">
            <text:p>68.098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>
            <text:p>bytes written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total seconds</text:p>
          </table:table-cell>
          <table:table-cell office:value-type="string">
            <text:p>mapper time</text:p>
          </table:table-cell>
          <table:table-cell office:value-type="string">
            <text:p>map</text:p>
          </table:table-cell>
          <table:table-cell office:value-type="string">
            <text:p>reduce</text:p>
          </table:table-cell>
          <table:table-cell office:value-type="string">
            <text:p>map output byes</text:p>
          </table:table-cell>
          <table:table-cell office:value-type="string">
            <text:p>total job ti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mini cluster</text:p>
          </table:table-cell>
          <table:table-cell office:value-type="string">
            <text:p>orig</text:p>
          </table:table-cell>
          <table:table-cell table:style-name="ce2" office:value-type="float" office:value="45">
            <text:p>45</text:p>
          </table:table-cell>
          <table:table-cell office:value-type="float" office:value="109.91">
            <text:p>109.91</text:p>
          </table:table-cell>
          <table:table-cell table:style-name="ce2" office:value-type="float" office:value="396921775">
            <text:p>396921775</text:p>
          </table:table-cell>
          <table:table-cell table:style-name="ce2" office:value-type="float" office:value="62629272">
            <text:p>62629272</text:p>
          </table:table-cell>
          <table:table-cell table:style-name="ce2" office:value-type="float" office:value="196897844">
            <text:p>196897844</text:p>
          </table:table-cell>
          <table:table-cell office:value-type="float" office:value="85.801">
            <text:p>85.80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opt</text:p>
          </table:table-cell>
          <table:table-cell office:value-type="float" office:value="37">
            <text:p>37</text:p>
          </table:table-cell>
          <table:table-cell office:value-type="float" office:value="91.29">
            <text:p>91.29</text:p>
          </table:table-cell>
          <table:table-cell table:style-name="ce2" office:value-type="float" office:value="200679365">
            <text:p>200679365</text:p>
          </table:table-cell>
          <table:table-cell table:style-name="ce2" office:value-type="float" office:value="31292941">
            <text:p>31292941</text:p>
          </table:table-cell>
          <table:table-cell table:style-name="ce2" office:value-type="float" office:value="28177967">
            <text:p>28177967</text:p>
          </table:table-cell>
          <table:table-cell office:value-type="float" office:value="81.55">
            <text:p>81.55</text:p>
          </table:table-cell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0">04/10/2012</text:date>, <text:time>23:4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Ackermann</meta:initial-creator>
    <meta:creation-date>2012-04-10T14:08:58</meta:creation-date>
    <dc:date>2012-04-10T23:40:02</dc:date>
    <dc:creator>Stivo </dc:creator>
    <meta:editing-duration>PT1H54M26S</meta:editing-duration>
    <meta:editing-cycles>4</meta:editing-cycles>
    <meta:generator>LibreOffice/3.4$Unix LibreOffice_project/340m1$Build-402</meta:generator>
    <meta:document-statistic meta:table-count="3" meta:cell-count="1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 style:rotation-angle="322"/>
      <style:graphic-properties svg:stroke-color="#b3b3b3"/>
      <style:text-properties fo:font-size="14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20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d32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10.19cm" xlink:href=".." xlink:type="simple" chart:class="chart:bar" chart:style-name="ch1">
        <chart:plot-area chart:style-name="ch2" table:cell-range-address="Sheet1.L13:Sheet1.Q14" chart:data-source-has-labels="row" svg:x="1.327cm" svg:y="0.666cm" svg:width="14.223cm" svg:height="8.902cm">
          <chartooo:coordinate-region svg:x="1.948cm" svg:y="0.865cm" svg:width="13.4cm" svg:height="6.922cm"/>
          <chart:axis chart:dimension="x" chart:name="primary-x" chart:style-name="ch3" chartooo:axis-type="auto">
            <chartooo:date-scale/>
            <chart:categories table:cell-range-address="Sheet1.L13:Sheet1.Q13"/>
          </chart:axis>
          <chart:axis chart:dimension="y" chart:name="primary-y" chart:style-name="ch4">
            <chart:title svg:x="0cm" svg:y="6.647cm" chart:style-name="ch5">
              <text:p>Seconds</text:p>
            </chart:title>
            <chart:grid chart:style-name="ch6" chart:class="major"/>
          </chart:axis>
          <chart:series chart:style-name="ch7" chart:values-cell-range-address="Sheet1.L14:Sheet1.Q14" chart:class="chart:bar">
            <chart:data-point/>
            <chart:data-point chart:style-name="ch8"/>
            <chart:data-point/>
            <chart:data-point chart:style-name="ch8"/>
            <chart:data-point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obi</text:p>
                <draw:g>
                  <svg:desc>Sheet1.L13:Sheet1.Q13</svg:desc>
                </draw:g>
              </table:table-cell>
              <table:table-cell office:value-type="string">
                <text:p>12.5%</text:p>
              </table:table-cell>
              <table:table-cell office:value-type="string">
                <text:p>Spark</text:p>
              </table:table-cell>
              <table:table-cell office:value-type="string">
                <text:p>21.8%</text:p>
              </table:table-cell>
              <table:table-cell office:value-type="string">
                <text:p>Spark 2</text:p>
              </table:table-cell>
              <table:table-cell office:value-type="string">
                <text:p>21.8%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40.083">
                <text:p>40.083</text:p>
                <draw:g>
                  <svg:desc>Sheet1.L14:Sheet1.Q14</svg:desc>
                </draw:g>
              </table:table-cell>
              <table:table-cell office:value-type="float" office:value="35.053">
                <text:p>35.053</text:p>
              </table:table-cell>
              <table:table-cell office:value-type="float" office:value="24.144">
                <text:p>24.144</text:p>
              </table:table-cell>
              <table:table-cell office:value-type="float" office:value="18.874">
                <text:p>18.874</text:p>
              </table:table-cell>
              <table:table-cell office:value-type="float" office:value="14.178">
                <text:p>14.178</text:p>
              </table:table-cell>
              <table:table-cell office:value-type="float" office:value="11.085">
                <text:p>11.0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